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93cm" style:rel-column-width="8451*"/>
    </style:style>
    <style:style style:name="Table1.B" style:family="table-column">
      <style:table-column-properties style:column-width="1.602cm" style:rel-column-width="6174*"/>
    </style:style>
    <style:style style:name="Table1.C" style:family="table-column">
      <style:table-column-properties style:column-width="2.298cm" style:rel-column-width="8859*"/>
    </style:style>
    <style:style style:name="Table1.D" style:family="table-column">
      <style:table-column-properties style:column-width="10.908cm" style:rel-column-width="42051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db272" officeooo:paragraph-rsid="001db27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28f77a" officeooo:paragraph-rsid="0028f77a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officeooo:rsid="0037550f" officeooo:paragraph-rsid="0037550f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37550f" officeooo:paragraph-rsid="0037550f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officeooo:rsid="00481bfa" officeooo:paragraph-rsid="00481bfa"/>
    </style:style>
    <style:style style:name="P6" style:family="paragraph" style:parent-style-name="Table_20_Contents">
      <style:paragraph-properties fo:text-align="justify" style:justify-single-word="false"/>
      <style:text-properties officeooo:rsid="004d513f" officeooo:paragraph-rsid="004d513f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db272" officeooo:paragraph-rsid="001db272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8f77a" officeooo:paragraph-rsid="0028f77a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a4dab" officeooo:paragraph-rsid="002a4dab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06b1c" officeooo:paragraph-rsid="00206b1c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normal" officeooo:rsid="00206b1c" officeooo:paragraph-rsid="00206b1c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37c37b" officeooo:paragraph-rsid="0037c37b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3a0e0a" officeooo:paragraph-rsid="003a0e0a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3a9df7" officeooo:paragraph-rsid="003a9df7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314b70" officeooo:paragraph-rsid="00314b70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314b70" officeooo:paragraph-rsid="00394c36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489753" officeooo:paragraph-rsid="00489753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f7393" officeooo:paragraph-rsid="00339340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2f7393" officeooo:paragraph-rsid="00415ced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339340" officeooo:paragraph-rsid="00339340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339340" officeooo:paragraph-rsid="003e8183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3bdaf1" officeooo:paragraph-rsid="003bdaf1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3bdaf1" officeooo:paragraph-rsid="003d1c77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415ced" officeooo:paragraph-rsid="00415ced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32d5b3" officeooo:paragraph-rsid="00415ced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3468f9" officeooo:paragraph-rsid="003468f9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3d1c77" officeooo:paragraph-rsid="003d1c77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3e74d6" officeooo:paragraph-rsid="003e8183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3e74d6" officeooo:paragraph-rsid="003e74d6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2be843" officeooo:paragraph-rsid="002dc9d4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2270aa" officeooo:paragraph-rsid="002270aa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37550f" officeooo:paragraph-rsid="0037550f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4f19eb" officeooo:paragraph-rsid="004f19e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officeooo:rsid="002a4dab" style:font-style-asian="italic" style:font-style-complex="italic"/>
    </style:style>
    <style:style style:name="T3" style:family="text">
      <style:text-properties officeooo:rsid="002a4da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f7393"/>
    </style:style>
    <style:style style:name="T6" style:family="text">
      <style:text-properties officeooo:rsid="00339340"/>
    </style:style>
    <style:style style:name="T7" style:family="text">
      <style:text-properties officeooo:rsid="003468f9"/>
    </style:style>
    <style:style style:name="T8" style:family="text">
      <style:text-properties officeooo:rsid="00394c36"/>
    </style:style>
    <style:style style:name="T9" style:family="text">
      <style:text-properties officeooo:rsid="0039de08"/>
    </style:style>
    <style:style style:name="T10" style:family="text">
      <style:text-properties officeooo:rsid="003a0e0a"/>
    </style:style>
    <style:style style:name="T11" style:family="text">
      <style:text-properties officeooo:rsid="003a9df7"/>
    </style:style>
    <style:style style:name="T12" style:family="text">
      <style:text-properties officeooo:rsid="003bdaf1"/>
    </style:style>
    <style:style style:name="T13" style:family="text">
      <style:text-properties officeooo:rsid="003e8183"/>
    </style:style>
    <style:style style:name="T14" style:family="text">
      <style:text-properties officeooo:rsid="003ea439"/>
    </style:style>
    <style:style style:name="T15" style:family="text">
      <style:text-properties officeooo:rsid="00415ced"/>
    </style:style>
    <style:style style:name="T16" style:family="text">
      <style:text-properties officeooo:rsid="0044e1a6"/>
    </style:style>
    <style:style style:name="T17" style:family="text">
      <style:text-properties officeooo:rsid="00489753"/>
    </style:style>
    <style:style style:name="T18" style:family="text">
      <style:text-properties officeooo:rsid="004d513f"/>
    </style:style>
    <style:style style:name="T19" style:family="text">
      <style:text-properties officeooo:rsid="004e13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 de Uso: Publicar Vagas.</text:p>
      <text:p text:style-name="P1"/>
      <text:list xml:id="list5090657037779593403" text:style-name="L1">
        <text:list-item>
          <text:p text:style-name="P7">Nome</text:p>
          <text:p text:style-name="P8">Publicar Vagas.</text:p>
          <text:p text:style-name="P8"/>
        </text:list-item>
        <text:list-item>
          <text:p text:style-name="P7">Identificador</text:p>
          <text:p text:style-name="P9">CSU01.</text:p>
          <text:p text:style-name="P9"/>
        </text:list-item>
        <text:list-item>
          <text:p text:style-name="P7">Importância</text:p>
          <text:p text:style-name="P10">É <text:span text:style-name="T3">o principal caso de uso do sistema, pois é o “</text:span><text:span text:style-name="T2">start</text:span><text:span text:style-name="T3">” de todo o processo, pois sem a disponibilidade de vagas, não haverá processo seletivo. Portanto, este caso de uso é de </text:span><text:span text:style-name="T1">Risco alto e prioridade alta</text:span><text:span text:style-name="T4">.</text:span></text:p>
          <text:p text:style-name="P11"/>
        </text:list-item>
        <text:list-item>
          <text:p text:style-name="P7">Sumário</text:p>
          <text:p text:style-name="P9">Informar sobre a disponibilidade de vagas.</text:p>
          <text:p text:style-name="P9"/>
        </text:list-item>
        <text:list-item>
          <text:p text:style-name="P7">Ator Primário</text:p>
          <text:p text:style-name="P9">Cliente, empresa detentora das vagas.</text:p>
          <text:p text:style-name="P9"/>
        </text:list-item>
        <text:list-item>
          <text:p text:style-name="P7">Pré-condições</text:p>
          <text:p text:style-name="P12">O cliente deve estar logado no sistema.</text:p>
          <text:p text:style-name="P9"/>
        </text:list-item>
        <text:list-item>
          <text:p text:style-name="P7">Fluxo Principal</text:p>
          <text:list>
            <text:list-item>
              <text:p text:style-name="P12"><text:span text:style-name="T10">Na página inicial do sistema [</text:span><text:a xlink:type="simple" xlink:href="../prototipos/paginaInicio.html.png" text:style-name="Internet_20_link" text:visited-style-name="Visited_20_Internet_20_Link"><text:span text:style-name="T10">paginainicial.html</text:span></text:a><text:span text:style-name="T10">], </text:span>o cliente s<text:span text:style-name="T3">eleciona o link “publicar vagas”;</text:span></text:p>
            </text:list-item>
            <text:list-item>
              <text:p text:style-name="P9">O sistema <text:span text:style-name="T8">apresenta a página para publicação de vagas [</text:span><text:a xlink:type="simple" xlink:href="../prototipos/publicarVagas.html.png" text:style-name="Internet_20_link" text:visited-style-name="Visited_20_Internet_20_Link"><text:span text:style-name="T8">publicarvagas.html</text:span></text:a><text:span text:style-name="T8">].</text:span></text:p>
              <text:list>
                <text:list-item>
                  <text:p text:style-name="P13"><text:span text:style-name="T11">O ator </text:span>Informa o cnpj ou o nome da empresa e clica sobre o botão de consulta (disposto imediatamente após o campo nome do cliente);</text:p>
                </text:list-item>
                <text:list-item>
                  <text:p text:style-name="P13">O sistema consulta a empresa:</text:p>
                  <text:list>
                    <text:list-item>
                      <text:p text:style-name="P13">Se encontrar, preenche o campo não informado pelo ator (o cnpj ou o nome) <text:span text:style-name="T11">e segue a partir do passo 7.2.3</text:span>;</text:p>
                    </text:list-item>
                    <text:list-item>
                      <text:p text:style-name="P13">Se não encontrar, <text:span text:style-name="T11">o caso de uso é desviado para o Fluxo de Exceção 9.1;</text:span></text:p>
                    </text:list-item>
                  </text:list>
                </text:list-item>
                <text:list-item>
                  <text:p text:style-name="P14">O sistema gera o nome do processo seletivo, conforme a <text:a xlink:type="simple" xlink:href="../regras-de-negocio.odt" text:style-name="Internet_20_link" text:visited-style-name="Visited_20_Internet_20_Link">RN09</text:a> e preenche o campo “nome do processo seletivo”;</text:p>
                </text:list-item>
                <text:list-item>
                  <text:p text:style-name="P15"><text:span text:style-name="T11">O ator i</text:span>nforma o período <text:span text:style-name="T17">de duração do processo seletivo</text:span>, este período compreende uma data inicial e uma data final, sendo que a data final será 60 dias após a data inicial, devendo portando ser calculada pelo sistema e apresentada na página para a visualização do cliente.</text:p>
                </text:list-item>
                <text:list-item>
                  <text:p text:style-name="P17">O ator informa ainda a data limite para a realização de inscrições;</text:p>
                </text:list-item>
                <text:list-item>
                  <text:p text:style-name="P18">O cargo<text:span text:style-name="T6"> poderá ser consultado pelo nome. O cliente informa o nome e clica sobre o botão “consultar cargos”</text:span></text:p>
                  <text:list>
                    <text:list-item>
                      <text:p text:style-name="P20">O sistema <text:span text:style-name="T11">apresenta a página de manutenção cadastral de cargos [</text:span><text:a xlink:type="simple" xlink:href="../prototipos/manterCargo.html.png" text:style-name="Internet_20_link" text:visited-style-name="Visited_20_Internet_20_Link"><text:span text:style-name="T11">mantercargos.html</text:span></text:a><text:span text:style-name="T11">], contendo </text:span>uma lista <text:span text:style-name="T11">preenchida </text:span>com os <text:span text:style-name="T12">cargos cujo</text:span> <text:span text:style-name="T12">nome corresponde ao </text:span>informado pelo cliente;</text:p>
                    </text:list-item>
                    <text:list-item>
                      <text:p text:style-name="P20">O cliente seleciona o <text:span text:style-name="T12">cargo</text:span> desejado <text:span text:style-name="T12">e clica sobre o botão selecionar</text:span>.</text:p>
                    </text:list-item>
                    <text:list-item>
                      <text:p text:style-name="P22">O sistema retorna à página de publicação de vagas e preenche o campo nome <text:s/>do cargo, com o nome do cargo selecionado pelo cliente;</text:p>
                    </text:list-item>
                  </text:list>
                </text:list-item>
                <text:list-item>
                  <text:p text:style-name="P19"><text:span text:style-name="T15">O ator i</text:span>nforma o tempo de experiência exigido, o salário e a quantidade de vagas disponíveis.</text:p>
                  <text:list>
                    <text:list-item>
                      <text:p text:style-name="P19"><text:span text:style-name="T15">O sistema valida e</text:span>stes três valores, de acordo com a regra de negócio <text:a xlink:type="simple" xlink:href="../regras-de-negocio.odt" text:style-name="Internet_20_link" text:visited-style-name="Visited_20_Internet_20_Link">RN06</text:a>.</text:p>
                      <text:list>
                        <text:list-item>
                          <text:p text:style-name="P24"><text:soft-page-break/>Se não forem válidos, o sistema abre uma janela “<text:a xlink:type="simple" xlink:href="../prototipos/msg06.html.png" text:style-name="Internet_20_link" text:visited-style-name="Visited_20_Internet_20_Link">pop-up</text:a>” contendo a “Msg06” e disponibiliza a opção do ator voltar e informar uma combinação válida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Terminada a digitação de tais valores, o cliente clica sobre o botão “confirmar”.</text:p>
            </text:list-item>
            <text:list-item>
              <text:p text:style-name="P16">O sistema persiste os dados informados pelo cliente da seguinte forma:</text:p>
              <text:list>
                <text:list-item>
                  <text:p text:style-name="P25">Os valores da data inicial, data final <text:span text:style-name="T15">e o nome do processo </text:span>são utilizados para criar e persistir uma nova instancia da classe ProcessoSeletivo;</text:p>
                </text:list-item>
                <text:list-item>
                  <text:p text:style-name="P20">Os atributos <text:span text:style-name="T7">tempo de experiência, salário e quantidade de vagas são utilizados para criar e persistir uma nova instancia da classe ParamentosCargo, associada à classe ProcessoSeletivo e a classe Cargo;</text:span></text:p>
                </text:list-item>
                <text:list-item>
                  <text:p text:style-name="P26">Após a persistência dos dados o sistema <text:span text:style-name="T16">abre uma janela “</text:span><text:a xlink:type="simple" xlink:href="../prototipos/msg17.html.png" text:style-name="Internet_20_link" text:visited-style-name="Visited_20_Internet_20_Link"><text:span text:style-name="T16">pop-up</text:span></text:a><text:span text:style-name="T16">” contendo a mensagem “Msg17” </text:span>e pergunta se o cliente deseja cadastrar mais vagas. </text:p>
                  <text:list>
                    <text:list-item>
                      <text:p text:style-name="P26">Se sim, o caso de uso retorna ao passo 7.<text:span text:style-name="T8">2</text:span>.<text:span text:style-name="T17">6</text:span>, deste documento;</text:p>
                    </text:list-item>
                    <text:list-item>
                      <text:p text:style-name="P26">Se não, o caso de uso é encerrado.</text:p>
                      <text:p text:style-name="P26"/>
                    </text:list-item>
                  </text:list>
                </text:list-item>
              </text:list>
            </text:list-item>
          </text:list>
        </text:list-item>
        <text:list-item>
          <text:p text:style-name="P7">Fluxos Alternativos</text:p>
          <text:list>
            <text:list-item>
              <text:p text:style-name="P27"><text:span text:style-name="T1">Cargo Não Encontrado</text:span> - O sistema não foi capaz de encontrar o cargo com o nome informado pelo ator. Neste caso ele <text:span text:style-name="T12">abre uma Janela “</text:span><text:a xlink:type="simple" xlink:href="../prototipos/msg16.html.png" text:style-name="Internet_20_link" text:visited-style-name="Visited_20_Internet_20_Link"><text:span text:style-name="T12">pop-up</text:span></text:a><text:span text:style-name="T12">”, com a mensagem “Msg16” e pergunta ao usuário se deseja cadastrar o cargo:</text:span></text:p>
              <text:list>
                <text:list-item>
                  <text:p text:style-name="P23">O ator informar que sim:</text:p>
                  <text:list>
                    <text:list-item>
                      <text:p text:style-name="P23">o sistema retor<text:tab/>na a página de manutenção cadastral do cargo <text:span text:style-name="T18">[</text:span><text:a xlink:type="simple" xlink:href="../prototipos/manterCargo.html.png" text:style-name="Internet_20_link" text:visited-style-name="Visited_20_Internet_20_Link"><text:span text:style-name="T18">mantercargo.html</text:span></text:a><text:span text:style-name="T18">]</text:span>;</text:p>
                    </text:list-item>
                    <text:list-item>
                      <text:p text:style-name="P23">O ator informa o nome do cargo, o símbolo e seleciona o documento de habilitação e clica sobre o botão “Incluir”;</text:p>
                    </text:list-item>
                    <text:list-item>
                      <text:p text:style-name="P21">O sistema valida <text:span text:style-name="T13">o</text:span> nome <text:span text:style-name="T13">do cargo </text:span>de acordo <text:span text:style-name="T5">com a </text:span><text:a xlink:type="simple" xlink:href="../regras-de-negocio.odt" text:style-name="Internet_20_link" text:visited-style-name="Visited_20_Internet_20_Link"><text:span text:style-name="T5">RN01</text:span></text:a><text:span text:style-name="T5">;</text:span></text:p>
                      <text:list>
                        <text:list-item>
                          <text:p text:style-name="P28">Se não for válido, o sistema abre uma Janela “<text:a xlink:type="simple" xlink:href="../prototipos/msg01.html.png" text:style-name="Internet_20_link" text:visited-style-name="Visited_20_Internet_20_Link">pop-up</text:a>”, contendo a mensagem “Msg0<text:span text:style-name="T13">1</text:span>” e disponibiliza ainda opção para o usuário retornar e <text:span text:style-name="T13">informar um nome </text:span>válido!</text:p>
                        </text:list-item>
                      </text:list>
                    </text:list-item>
                    <text:list-item>
                      <text:p text:style-name="P27">Se o “o<text:span text:style-name="T5"> tipo do documento de habilitação” </text:span>foi informado<text:span text:style-name="T5">, </text:span>o valida de acordo<text:span text:style-name="T5"> a </text:span><text:a xlink:type="simple" xlink:href="../regras-de-negocio.odt" text:style-name="Internet_20_link" text:visited-style-name="Visited_20_Internet_20_Link"><text:span text:style-name="T5">RN05</text:span></text:a><text:span text:style-name="T5">;</text:span></text:p>
                      <text:list>
                        <text:list-item>
                          <text:p text:style-name="P29">Se não for válido, o sistema abre uma Janela “<text:a xlink:type="simple" xlink:href="../prototipos/msg05.html.png" text:style-name="Internet_20_link" text:visited-style-name="Visited_20_Internet_20_Link">pop-up</text:a>”, contendo a mensagem “Msg05” e disponibiliza ainda opção para o usuário retornar e escolher os valores válidos!</text:p>
                        </text:list-item>
                      </text:list>
                    </text:list-item>
                    <text:list-item>
                      <text:p text:style-name="P23">O sistema persiste o novo cargo e retorna à página de publicação de vagas com o nome do cargo já preenchido;</text:p>
                    </text:list-item>
                  </text:list>
                </text:list-item>
                <text:list-item>
                  <text:p text:style-name="P27">O ator informa que não:</text:p>
                  <text:list>
                    <text:list-item>
                      <text:p text:style-name="P27">O sistema encerra o caso de uso e retorna à página inicial;</text:p>
                      <text:list>
                        <text:list-header>
                          <text:p text:style-name="P3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Fluxos de Exceção</text:p>
          <text:list>
            <text:list-item>
              <text:p text:style-name="P13"><text:span text:style-name="T1">Empresa não encontrada</text:span> - O sistema não encontra a empresa com o nome ou cnpj informados pelo ator;</text:p>
              <text:list>
                <text:list-item>
                  <text:p text:style-name="P13"><text:span text:style-name="T18">Abre janela “</text:span><text:a xlink:type="simple" xlink:href="../prototipos/msg15.html.png" text:style-name="Internet_20_link" text:visited-style-name="Visited_20_Internet_20_Link"><text:span text:style-name="T18">pop-up</text:span></text:a><text:span text:style-name="T18">” contendo a</text:span> mensagem de erro “Msg1<text:span text:style-name="T14">5</text:span>” informando do insucesso da consulta;</text:p>
                </text:list-item>
                <text:list-item>
                  <text:p text:style-name="P13">Disponibiliza opção para o usuário voltar e informar os dados corretamente.</text:p>
                </text:list-item>
              </text:list>
            </text:list-item>
          </text:list>
          <text:p text:style-name="P31"/>
        </text:list-item>
        <text:list-item>
          <text:p text:style-name="P7">Pós-condições</text:p>
          <text:p text:style-name="P32">Um conjunto <text:span text:style-name="T16">de </text:span>vagas para um determinado cargo foi cadastrado com sucesso.</text:p>
          <text:p text:style-name="P32"/>
        </text:list-item>
        <text:list-item>
          <text:p text:style-name="P7">Regras de Negócio</text:p>
          <text:p text:style-name="P32"><text:a xlink:type="simple" xlink:href="../regras-de-negocio.odt" text:style-name="Internet_20_link" text:visited-style-name="Visited_20_Internet_20_Link">RN01, RN05, RN06 </text:a><text:a xlink:type="simple" xlink:href="../regras-de-negocio.odt" text:style-name="Internet_20_link" text:visited-style-name="Visited_20_Internet_20_Link"><text:span text:style-name="T9">e RN09</text:span></text:a>.</text:p>
          <text:p text:style-name="P32"/>
        </text:list-item>
        <text:list-item>
          <text:p text:style-name="P7">Histórico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P4">Data</text:p>
          </table:table-cell>
          <table:table-cell table:style-name="Table1.A1" office:value-type="string">
            <text:p text:style-name="P4">Versão</text:p>
          </table:table-cell>
          <table:table-cell table:style-name="Table1.A1" office:value-type="string">
            <text:p text:style-name="P4">Autor</text:p>
          </table:table-cell>
          <table:table-cell table:style-name="Table1.D1" office:value-type="string">
            <text:p text:style-name="P4">Descrição</text:p>
          </table:table-cell>
        </table:table-row>
        <table:table-row>
          <table:table-cell table:style-name="Table1.A4" office:value-type="string">
            <text:p text:style-name="P3">14/06/2016</text:p>
          </table:table-cell>
          <table:table-cell table:style-name="Table1.B4" office:value-type="string">
            <text:p text:style-name="P3">1.0</text:p>
          </table:table-cell>
          <table:table-cell table:style-name="Table1.C4" office:value-type="string">
            <text:p text:style-name="P3">Gilmar-fa</text:p>
          </table:table-cell>
          <table:table-cell table:style-name="Table1.D4" office:value-type="string">
            <text:p text:style-name="P3">Criação do documento.</text:p>
          </table:table-cell>
        </table:table-row>
        <table:table-row>
          <table:table-cell table:style-name="Table1.A4" office:value-type="string">
            <text:p text:style-name="P5">21/06/2016</text:p>
          </table:table-cell>
          <table:table-cell table:style-name="Table1.B4" office:value-type="string">
            <text:p text:style-name="P5">1.1</text:p>
          </table:table-cell>
          <table:table-cell table:style-name="Table1.C4" office:value-type="string">
            <text:p text:style-name="P5">Gilmar-fa</text:p>
          </table:table-cell>
          <table:table-cell table:style-name="Table1.D4" office:value-type="string">
            <text:p text:style-name="P5">Atualização do documento.</text:p>
          </table:table-cell>
        </table:table-row>
        <table:table-row>
          <table:table-cell table:style-name="Table1.A4" office:value-type="string">
            <text:p text:style-name="P6">22/06/2016</text:p>
          </table:table-cell>
          <table:table-cell table:style-name="Table1.B4" office:value-type="string">
            <text:p text:style-name="P6">1.2</text:p>
          </table:table-cell>
          <table:table-cell table:style-name="Table1.C4" office:value-type="string">
            <text:p text:style-name="P6">Gilmar-fa</text:p>
          </table:table-cell>
          <table:table-cell table:style-name="Table1.D4" office:value-type="string">
            <text:p text:style-name="P6">Criação de links entre documento<text:span text:style-name="T19">s</text:span>.</text:p>
          </table:table-cell>
        </table:table-row>
      </table:table>
      <text:list xml:id="list105646610457473" text:continue-numbering="true" text:style-name="L1">
        <text:list-header>
          <text:p text:style-name="P31"/>
        </text:list-header>
        <text:list-item>
          <text:p text:style-name="P7">Notas de Implementação</text:p>
          <text:p text:style-name="P31"/>
        </text:list-item>
        <text:list-item>
          <text:p text:style-name="P31">Documentação Auxiliar</text:p>
          <text:list>
            <text:list-item>
              <text:p text:style-name="P32"><text:a xlink:type="simple" xlink:href="../imagens-uml/uc-publicar-vagas.png" text:style-name="Internet_20_link" text:visited-style-name="Visited_20_Internet_20_Link">Diagrama de casos de uso</text:a></text:p>
            </text:list-item>
            <text:list-item>
              <text:p text:style-name="P32"><text:a xlink:type="simple" xlink:href="../imagens-uml/cd-publicar-vagas.png" text:style-name="Internet_20_link" text:visited-style-name="Visited_20_Internet_20_Link">Diagrama de classes</text:a></text:p>
            </text:list-item>
            <text:list-item>
              <text:p text:style-name="P33"><text:a xlink:type="simple" xlink:href="../imagens-uml/de-publicar-vagas.png" text:style-name="Internet_20_link" text:visited-style-name="Visited_20_Internet_20_Link">Diagrama de Transição de Estados.</text:a></text:p>
              <text:p text:style-name="P3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22T10:56:46.082651811</dc:date>
    <meta:editing-duration>PT6H55M15S</meta:editing-duration>
    <meta:editing-cycles>35</meta:editing-cycles>
    <meta:document-statistic meta:table-count="1" meta:image-count="0" meta:object-count="0" meta:page-count="3" meta:paragraph-count="79" meta:word-count="860" meta:character-count="5047" meta:non-whitespace-character-count="4318"/>
  </office:meta>
</office:document-meta>
</file>